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ff6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3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00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ector size</text:p>
          </table:table-cell>
          <table:table-cell table:style-name="ce1" office:value-type="string" calcext:value-type="string">
            <text:p>Sectors x Track</text:p>
          </table:table-cell>
          <table:table-cell table:style-name="ce1" office:value-type="string" calcext:value-type="string">
            <text:p>Tracks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Dir. Entries</text:p>
          </table:table-cell>
          <table:table-cell table:style-name="ce1" office:value-type="string" calcext:value-type="string">
            <text:p>Reserved Tracks</text:p>
          </table:table-cell>
          <table:table-cell table:style-name="ce1" office:value-type="string" calcext:value-type="string">
            <text:p>Checksum</text:p>
          </table:table-cell>
          <table:table-cell table:style-name="ce1"/>
          <table:table-cell table:style-name="ce1" office:value-type="string" calcext:value-type="string">
            <text:p>Disk Size</text:p>
          </table:table-cell>
          <table:table-cell table:style-name="ce1" office:value-type="string" calcext:value-type="string">
            <text:p>Mb Siz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DPB: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768" calcext:value-type="float">
            <text:p>32768</text:p>
          </table:table-cell>
          <table:table-cell table:style-name="ce7"/>
          <table:table-cell table:style-name="ce8" table:formula="of:=[.B2]*[.C2]*[.D2]" office:value-type="float" office:value="67108864" calcext:value-type="float">
            <text:p>67.108.864</text:p>
          </table:table-cell>
          <table:table-cell table:style-name="ce9" table:formula="of:=[.J2]/1024/1024" office:value-type="float" office:value="64" calcext:value-type="float">
            <text:p>6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SPT</text:p>
          </table:table-cell>
          <table:table-cell table:style-name="ce2" table:formula="of:=([.B2]/128)*[.C2]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SH</text:p>
          </table:table-cell>
          <table:table-cell table:style-name="ce2" table:formula="of:=LOG(([.E2]/128)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LM</text:p>
          </table:table-cell>
          <table:table-cell table:style-name="ce2" table:formula="of:=([.E2]/128)-1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M</text:p>
          </table:table-cell>
          <table:table-cell table:style-name="ce2" table:formula="of:=[.E9]-1" office:value-type="float" office:value="3" calcext:value-type="float">
            <text:p>3</text:p>
          </table:table-cell>
          <table:table-cell/>
          <table:table-cell table:formula="of:=[.E2]/1024" office:value-type="float" office:value="8" calcext:value-type="float">
            <text:p>8</text:p>
          </table:table-cell>
          <table:table-cell table:formula="of:=IF([.B10] &gt; 255;[.D9]/2;[.D9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SM</text:p>
          </table:table-cell>
          <table:table-cell table:style-name="ce2" table:formula="of:=((([.D2]-[.G2])*[.B6])/([.E2]/128)) -1" office:value-type="float" office:value="8175" calcext:value-type="float">
            <text:p>817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RM</text:p>
          </table:table-cell>
          <table:table-cell table:style-name="ce2" table:formula="of:=[.F2]-1" office:value-type="float" office:value="4095" calcext:value-type="float">
            <text:p>4095</text:p>
          </table:table-cell>
          <table:table-cell table:style-name="ce5" office:value-type="string" calcext:value-type="string">
            <text:p>Max:</text:p>
          </table:table-cell>
          <table:table-cell table:style-name="ce6" table:formula="of:=(([.E2]/32)*16)-1" office:value-type="float" office:value="4095" calcext:value-type="float">
            <text:p>40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0</text:p>
          </table:table-cell>
          <table:table-cell table:style-name="ce4" table:formula="of:=DEC2HEX(BITRSHIFT([.E13];8 );2)" office:value-type="string" office:string-value="FF" calcext:value-type="string">
            <text:p>FF</text:p>
          </table:table-cell>
          <table:table-cell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1</text:p>
          </table:table-cell>
          <table:table-cell table:style-name="ce4" table:formula="of:=DEC2HEX(BITAND([.E13];255);2)" office:value-type="string" office:string-value="FF" calcext:value-type="string">
            <text:p>FF</text:p>
          </table:table-cell>
          <table:table-cell office:value-type="string" calcext:value-type="string">
            <text:p>hex</text:p>
          </table:table-cell>
          <table:table-cell table:formula="of:=INT((([.F2]*32)+[.E2]-1)/[.E2])" office:value-type="float" office:value="16" calcext:value-type="float">
            <text:p>16</text:p>
          </table:table-cell>
          <table:table-cell table:formula="of:=BITAND(BITLSHIFT(65535;16-[.D13]);65535)" office:value-type="float" office:value="65535" calcext:value-type="float">
            <text:p>655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KS</text:p>
          </table:table-cell>
          <table:table-cell table:style-name="ce4" table:formula="of:=DEC2HEX(IF([.H2] &gt; 32767;[.H2];([.F2]/4)+1);4)" office:value-type="string" office:string-value="8000" calcext:value-type="string">
            <text:p>8000</text:p>
          </table:table-cell>
          <table:table-cell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FF</text:p>
          </table:table-cell>
          <table:table-cell table:style-name="ce2" table:formula="of:=[.G2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SH</text:p>
          </table:table-cell>
          <table:table-cell table:style-name="ce2" table:formula="of:=LOG([.B2]/128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SM</text:p>
          </table:table-cell>
          <table:table-cell table:style-name="ce2" table:formula="of:=([.B2]/128)-1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19:10:16.15861902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0:08:55.003220742</meta:creation-date>
    <dc:date>2019-04-28T19:32:36.942641623</dc:date>
    <meta:editing-duration>PT3H22M49S</meta:editing-duration>
    <meta:editing-cycles>18</meta:editing-cycles>
    <meta:generator>LibreOffice/6.2.3.2$Linux_X86_64 LibreOffice_project/20$Build-2</meta:generator>
    <meta:document-statistic meta:table-count="1" meta:cell-count="52" meta:object-count="0"/>
  </office:meta>
</office:document-meta>
</file>